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0.59pt"/>
    </style:style>
    <style:style style:name="co2" style:family="table-column">
      <style:table-column-properties fo:break-before="auto" style:column-width="156.7pt"/>
    </style:style>
    <style:style style:name="co3" style:family="table-column">
      <style:table-column-properties fo:break-before="auto" style:column-width="192.95pt"/>
    </style:style>
    <style:style style:name="co4" style:family="table-column">
      <style:table-column-properties fo:break-before="auto" style:column-width="311.05pt"/>
    </style:style>
    <style:style style:name="co5" style:family="table-column">
      <style:table-column-properties fo:break-before="auto" style:column-width="521.29pt"/>
    </style:style>
    <style:style style:name="co6" style:family="table-column">
      <style:table-column-properties fo:break-before="auto" style:column-width="64.01pt"/>
    </style:style>
    <style:style style:name="co7" style:family="table-column">
      <style:table-column-properties fo:break-before="auto" style:column-width="136.6pt"/>
    </style:style>
    <style:style style:name="co8" style:family="table-column">
      <style:table-column-properties fo:break-before="auto" style:column-width="201.46pt"/>
    </style:style>
    <style:style style:name="ro1" style:family="table-row">
      <style:table-row-properties style:row-height="12.81pt" fo:break-before="auto" style:use-optimal-row-height="true"/>
    </style:style>
    <style:style style:name="ro2" style:family="table-row">
      <style:table-row-properties style:row-height="57.46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46.49pt" fo:break-before="auto" style:use-optimal-row-height="true"/>
    </style:style>
    <style:style style:name="ro5" style:family="table-row">
      <style:table-row-properties style:row-height="147.74pt" fo:break-before="auto" style:use-optimal-row-height="true"/>
    </style:style>
    <style:style style:name="ro6" style:family="table-row">
      <style:table-row-properties style:row-height="125.26pt" fo:break-before="auto" style:use-optimal-row-height="true"/>
    </style:style>
    <style:style style:name="ro7" style:family="table-row">
      <style:table-row-properties style:row-height="159pt" fo:break-before="auto" style:use-optimal-row-height="true"/>
    </style:style>
    <style:style style:name="ro8" style:family="table-row">
      <style:table-row-properties style:row-height="69pt" fo:break-before="auto" style:use-optimal-row-height="true"/>
    </style:style>
    <style:style style:name="ro9" style:family="table-row">
      <style:table-row-properties style:row-height="136.49pt" fo:break-before="auto" style:use-optimal-row-height="true"/>
    </style:style>
    <style:style style:name="ro10" style:family="table-row">
      <style:table-row-properties style:row-height="181.5pt" fo:break-before="auto" style:use-optimal-row-height="true"/>
    </style:style>
    <style:style style:name="ro11" style:family="table-row">
      <style:table-row-properties style:row-height="260.25pt" fo:break-before="auto" style:use-optimal-row-height="true"/>
    </style:style>
    <style:style style:name="ro12" style:family="table-row">
      <style:table-row-properties style:row-height="226.49pt" fo:break-before="auto" style:use-optimal-row-height="true"/>
    </style:style>
    <style:style style:name="ro13" style:family="table-row">
      <style:table-row-properties style:row-height="170.25pt" fo:break-before="auto" style:use-optimal-row-height="true"/>
    </style:style>
    <style:style style:name="ro14" style:family="table-row">
      <style:table-row-properties style:row-height="249pt" fo:break-before="auto" style:use-optimal-row-height="true"/>
    </style:style>
    <style:style style:name="ro15" style:family="table-row">
      <style:table-row-properties style:row-height="206.2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justify"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justify"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T1" style:family="text">
      <style:text-properties fo:color="#000000" style:font-name="Helvetica Neue" fo:font-size="10pt" fo:font-weight="normal" style:text-underline-style="none" style:text-underline-color="font-color" style:text-line-through-type="none" fo:font-style="normal" style:text-outline="false" fo:text-shadow="none" style:text-position="-33% 58%" style:font-name-complex="Helvetica Neue" style:font-size-asian="10pt" style:font-size-complex="10pt" style:font-weight-asian="normal" style:font-weight-complex="normal" style:font-style-asian="normal" style:font-style-complex="normal"/>
    </style:style>
    <style:style style:name="T2" style:family="text">
      <style:text-properties style:font-name="Helvetica Neue" style:font-style-complex="italic" style:font-style-asian="italic" style:font-weight-complex="bold" style:font-weight-asian="bold" style:font-size-complex="10pt" style:font-size-asian="10pt" style:font-name-complex="Helvetica Neue" fo:color="#000000" style:text-position="0% 100%" style:text-outline="false" fo:font-style="italic" style:text-line-through-type="none" style:text-underline-style="none" style:text-underline-color="font-color" fo:font-weight="bold" fo:font-size="10pt" fo:text-shadow="none"/>
    </style:style>
    <style:style style:name="T3" style:family="text">
      <style:text-properties style:font-name="Helvetica Neue" style:font-style-complex="italic" style:font-style-asian="italic" style:font-size-complex="10pt" style:font-size-asian="10pt" style:font-name-complex="Helvetica Neue" fo:color="#000000" style:text-position="0% 100%" style:text-outline="false" fo:font-style="italic" style:text-line-through-type="none" style:text-underline-style="none" style:text-underline-color="font-color" fo:font-size="10pt" fo:text-shadow="none" fo:font-weight="normal" style:font-weight-asian="normal" style:font-weight-complex="normal"/>
    </style:style>
    <style:style style:name="T4" style:family="text">
      <style:text-properties fo:color="#000000" style:font-style-complex="italic" style:text-position="0% 100%" style:font-name="Helvetica Neue" fo:font-size="10pt" fo:font-weight="bold" style:text-underline-style="none" style:text-underline-color="font-color" style:text-line-through-type="none" fo:font-style="italic" style:text-outline="false" style:font-name-complex="Helvetica Neue" style:font-size-asian="10pt" style:font-size-complex="10pt" style:font-weight-asian="bold" style:font-weight-complex="bold" style:font-style-asian="italic" fo:text-shadow="none"/>
    </style:style>
    <style:style style:name="T5" style:family="text">
      <style:text-properties fo:color="#000000" style:text-position="0% 100%" style:font-name="Helvetica Neue" fo:font-size="10pt" style:text-underline-style="none" style:text-underline-color="font-color" style:text-line-through-type="none" style:text-outline="false" style:font-name-complex="Helvetica Neue" style:font-size-asian="10pt" style:font-size-complex="10pt" fo:text-shadow="none" style:font-style-asian="normal" fo:font-weight="normal" style:font-weight-asian="normal" fo:font-style="normal" style:font-style-complex="normal" style:font-weight-complex="normal"/>
    </style:style>
    <style:style style:name="T6" style:family="text">
      <style:text-properties fo:color="#000000" style:text-position="0% 100%" style:font-name="Helvetica Neue" fo:font-size="10pt" style:text-underline-style="none" style:text-underline-color="font-color" style:text-line-through-type="none" style:text-outline="false" style:font-name-complex="Helvetica Neue" style:font-size-asian="10pt" style:font-size-complex="10pt" fo:text-shadow="none" fo:font-weight="bold" fo:font-style="italic" style:font-weight-asian="bold" style:font-weight-complex="bold" style:font-style-asian="italic" style:font-style-complex="italic"/>
    </style:style>
    <style:style style:name="T7" style:family="text">
      <style:text-properties fo:color="#000000" style:text-position="0% 100%" style:font-name="Helvetica Neue" fo:font-size="10pt" style:text-underline-style="none" style:text-underline-color="font-color" style:text-line-through-type="none" style:text-outline="false" style:font-name-complex="Helvetica Neue" style:font-size-asian="10pt" style:font-size-complex="10pt" fo:text-shadow="none" fo:font-weight="normal" fo:font-style="normal" style:font-weight-asian="normal" style:font-weight-complex="normal" style:font-style-asian="normal" style:font-style-complex="normal"/>
    </style:style>
    <style:style style:name="T8" style:family="text">
      <style:text-properties style:font-style-complex="italic" style:font-name="Helvetica Neue" style:font-style-asian="italic" style:font-weight-complex="normal" style:font-weight-asian="normal" style:font-size-complex="10pt" style:font-size-asian="10pt" style:font-name-complex="Helvetica Neue" style:text-position="0% 100%" fo:color="#000000" style:text-outline="false" fo:font-style="italic" style:text-line-through-type="none" style:text-underline-style="none" style:text-underline-color="font-color" fo:font-weight="normal" fo:font-size="10pt" fo:text-shadow="none"/>
    </style:style>
    <style:style style:name="T9" style:family="text">
      <style:text-properties style:font-name="Helvetica Neue" style:font-weight-complex="normal" style:font-weight-asian="normal" style:font-size-complex="10pt" style:font-size-asian="10pt" style:font-name-complex="Helvetica Neue" style:text-position="0% 100%" fo:color="#000000" style:text-outline="false" style:text-line-through-type="none" style:text-underline-style="none" style:text-underline-color="font-color" fo:font-weight="normal" fo:font-size="10pt" fo:text-shadow="none" fo:font-style="normal" style:font-style-asian="normal" style:font-style-complex="normal"/>
    </style:style>
    <style:style style:name="T10" style:family="text">
      <style:text-properties style:font-name="Helvetica Neue" fo:text-shadow="none" style:font-style-asian="italic" style:font-weight-complex="normal" style:font-weight-asian="normal" style:font-size-complex="10pt" style:font-size-asian="10pt" style:font-name-complex="Helvetica Neue" style:text-position="0% 100%" fo:color="#000000" style:text-outline="false" fo:font-style="italic" style:text-line-through-type="none" style:text-underline-style="none" style:text-underline-color="font-color" fo:font-weight="normal" fo:font-size="10pt" style:font-style-complex="italic"/>
    </style:style>
    <style:style style:name="T11" style:family="text">
      <style:text-properties style:font-name="Helvetica Neue" fo:text-shadow="none" style:font-weight-complex="normal" style:font-weight-asian="normal" style:font-size-complex="10pt" style:font-size-asian="10pt" style:font-name-complex="Helvetica Neue" style:text-position="0% 100%" fo:color="#000000" style:text-outline="false" style:text-line-through-type="none" style:text-underline-style="none" style:text-underline-color="font-color" fo:font-weight="normal" fo:font-size="10pt" fo:font-style="normal" style:font-style-asian="normal" style:font-style-complex="normal"/>
    </style:style>
    <style:style style:name="T12" style:family="text">
      <style:text-properties style:font-name="Helvetica Neue" fo:text-shadow="none" style:font-weight-complex="normal" style:font-weight-asian="normal" style:font-size-complex="10pt" style:font-size-asian="10pt" style:font-name-complex="Helvetica Neue" style:text-position="0% 100%" fo:color="#000000" style:text-outline="false" style:text-line-through-type="none" style:text-underline-style="none" style:text-underline-color="font-color" fo:font-weight="normal" fo:font-size="10pt" fo:font-style="italic" style:font-style-asian="italic" style:font-style-complex="italic"/>
    </style:style>
    <style:style style:name="T13" style:family="text">
      <style:text-properties style:font-name="Helvetica Neue" style:font-style-complex="normal" style:font-style-asian="normal" style:font-weight-complex="normal" style:font-weight-asian="normal" style:font-size-complex="10pt" style:font-size-asian="10pt" style:font-name-complex="Helvetica Neue" fo:color="#000000" style:text-position="33% 58%" style:text-outline="false" fo:font-style="normal" style:text-line-through-type="none" style:text-underline-style="none" style:text-underline-color="font-color" fo:font-weight="normal" fo:font-size="10pt" fo:text-shadow="none"/>
    </style:style>
    <style:style style:name="T14" style:family="text">
      <style:text-properties style:font-name="Helvetica Neue" style:font-style-complex="normal" style:font-style-asian="normal" style:font-weight-complex="normal" style:font-weight-asian="normal" style:font-size-complex="10pt" style:font-size-asian="10pt" style:font-name-complex="Helvetica Neue" fo:color="#000000" style:text-outline="false" fo:font-style="normal" style:text-line-through-type="none" style:text-underline-style="none" style:text-underline-color="font-color" fo:font-weight="normal" fo:font-size="10pt" fo:text-shadow="none" style:text-position="0% 100%"/>
    </style:style>
    <style:style style:name="T15" style:family="text">
      <style:text-properties style:font-style-complex="italic" fo:text-shadow="none" style:font-style-asian="italic" style:font-weight-complex="bold" style:font-weight-asian="bold" style:font-size-complex="10pt" style:font-size-asian="10pt" style:font-name-complex="Helvetica Neue" fo:color="#000000" style:text-position="0% 100%" style:text-outline="false" fo:font-style="italic" style:text-line-through-type="none" style:text-underline-style="none" style:text-underline-color="font-color" fo:font-weight="bold" fo:font-size="10pt" style:font-name="Helvetica Neue"/>
    </style:style>
    <style:style style:name="T16" style:family="text">
      <style:text-properties fo:text-shadow="none" style:font-size-complex="10pt" style:font-size-asian="10pt" style:font-name-complex="Helvetica Neue" fo:color="#000000" style:text-position="0% 100%" style:text-outline="false" style:text-line-through-type="none" style:text-underline-style="none" style:text-underline-color="font-color" fo:font-size="10pt" style:font-name="Helvetica Neue" fo:font-weight="normal" fo:font-style="normal" style:font-weight-asian="normal" style:font-weight-complex="normal" style:font-style-asian="normal" style:font-style-complex="normal"/>
    </style:style>
    <style:style style:name="T17" style:family="text">
      <style:text-properties fo:text-shadow="none" style:font-size-complex="10pt" style:font-size-asian="10pt" style:font-name-complex="Helvetica Neue" fo:color="#000000" style:text-outline="false" style:text-line-through-type="none" style:text-underline-style="none" style:text-underline-color="font-color" fo:font-size="10pt" style:font-name="Helvetica Neue" fo:font-weight="normal" fo:font-style="normal" style:font-weight-asian="normal" style:font-weight-complex="normal" style:font-style-asian="normal" style:font-style-complex="normal" style:text-position="-33% 58%"/>
    </style:style>
    <style:style style:name="T18" style:family="text">
      <style:text-properties fo:text-shadow="none" style:font-size-complex="10pt" style:font-size-asian="10pt" style:font-name-complex="Helvetica Neue" fo:color="#000000" style:text-outline="false" style:text-line-through-type="none" style:text-underline-style="none" style:text-underline-color="font-color" fo:font-size="10pt" style:font-name="Helvetica Neue" fo:font-weight="normal" fo:font-style="normal" style:font-weight-asian="normal" style:font-weight-complex="normal" style:font-style-asian="normal" style:font-style-complex="normal" style:text-position="0% 100%"/>
    </style:style>
  </office:automatic-styles>
  <office:body>
    <office:spreadsheet>
      <table:calculation-settings table:automatic-find-labels="false" table:use-regular-expressions="false" table:use-wildcards="true"/>
      <table:table table:name="2_gen_sensors" table:style-name="ta1">
        <table:table-column table:style-name="co1" table:default-cell-style-name="ce2"/>
        <table:table-column table:style-name="co2" table:default-cell-style-name="ce2"/>
        <table:table-column table:style-name="co3" table:default-cell-style-name="ce3"/>
        <table:table-column table:style-name="co4" table:default-cell-style-name="ce3"/>
        <table:table-column table:style-name="co5" table:default-cell-style-name="Default"/>
        <table:table-row table:style-name="ro1">
          <table:table-cell table:style-name="ce1" office:value-type="string" calcext:value-type="string">
            <text:p>Toehold switch number</text:p>
          </table:table-cell>
          <table:table-cell table:style-name="ce1" office:value-type="string" calcext:value-type="string">
            <text:p>ON/OFF</text:p>
          </table:table-cell>
          <table:table-cell table:style-name="ce1" office:value-type="string" calcext:value-type="string">
            <text:p>Switch sequence</text:p>
          </table:table-cell>
          <table:table-cell table:style-name="ce1" office:value-type="string" calcext:value-type="string">
            <text:p>Trigger sequence</text:p>
          </table:table-cell>
          <table:table-cell/>
        </table:table-row>
        <table:table-row table:style-name="ro2">
          <table:table-cell office:value-type="float" office:value="1" calcext:value-type="float">
            <text:p>1</text:p>
          </table:table-cell>
          <table:table-cell office:value-type="float" office:value="665" calcext:value-type="float">
            <text:p>665</text:p>
          </table:table-cell>
          <table:table-cell office:value-type="string" calcext:value-type="string">
            <text:p>GGGUCUUAUCUUAUCUAUCUCGUUUAUCCCUGCAUACAGAAACAGAGGAGAUAUGCAAUGAUAAACGAGAACCUGGCGGCAGCGCAAAAGAUGCGUAAAGGAGAAGAACUUUUCACUGGA</text:p>
          </table:table-cell>
          <table:table-cell office:value-type="string" calcext:value-type="string">
            <text:p>GGGACUGACUAUUCUGUGCAAUAGUCAGUAAAGCAGGGAUAAACGAGAUAGAUAAGAUAAGAUAG</text:p>
          </table:table-cell>
          <table:table-cell/>
        </table:table-row>
        <table:table-row table:style-name="ro2">
          <table:table-cell office:value-type="float" office:value="2" calcext:value-type="float">
            <text:p>2</text:p>
          </table:table-cell>
          <table:table-cell office:value-type="float" office:value="586" calcext:value-type="float">
            <text:p>586</text:p>
          </table:table-cell>
          <table:table-cell office:value-type="string" calcext:value-type="string">
            <text:p>GGGAGUUUGAUUACAUUGUCGUUUAGUUUAGUGAUACAUAAACAGAGGAGAUAUCACAUGACUAAACGAAACCUGGCGGCAGCGCAAAAGAUGCGUAAAGGAGAAGAACUUUUCACUGGA</text:p>
          </table:table-cell>
          <table:table-cell office:value-type="string" calcext:value-type="string">
            <text:p>GGGACAGAUCCACUGAGGCGUGGAUCUGUGAACACUAAACUAAACGACAAUGUAAUCAAACUAAC</text:p>
          </table:table-cell>
          <table:table-cell/>
        </table:table-row>
        <table:table-row table:style-name="ro2">
          <table:table-cell office:value-type="float" office:value="3" calcext:value-type="float">
            <text:p>3</text:p>
          </table:table-cell>
          <table:table-cell office:value-type="float" office:value="557" calcext:value-type="float">
            <text:p>557</text:p>
          </table:table-cell>
          <table:table-cell office:value-type="string" calcext:value-type="string">
            <text:p>GGGAUCUAUUACUACUUACCAUUGUCUUGCUCUAUACAGAAACAGAGGAGAUAUAGAAUGAGACAAUGGAACCUGGCGGCAGCGCAAAAGAUGCGUAAAGGAGAAGAACUUUUCACUGGA</text:p>
          </table:table-cell>
          <table:table-cell office:value-type="string" calcext:value-type="string">
            <text:p>GGGUGAUGGGACAUUCCGAUGUCCCAUCAAUAAGAGCAAGACAAUGGUAAGUAGUAAUAGAUAAG</text:p>
          </table:table-cell>
          <table:table-cell/>
        </table:table-row>
        <table:table-row table:style-name="ro2">
          <table:table-cell office:value-type="float" office:value="4" calcext:value-type="float">
            <text:p>4</text:p>
          </table:table-cell>
          <table:table-cell office:value-type="float" office:value="483" calcext:value-type="float">
            <text:p>483</text:p>
          </table:table-cell>
          <table:table-cell office:value-type="string" calcext:value-type="string">
            <text:p>GGGCGAUUAUGGAUUAGAGCUCCGUUUACUGUCAUACAAGAACAGAGGAGAUAUGACAUGAAACGGAGCAACCUGGCGGCAGCGCAAAAGAUGCGUAAAGGAGAAGAACUUUUCACUGGA</text:p>
          </table:table-cell>
          <table:table-cell office:value-type="string" calcext:value-type="string">
            <text:p>GGGACGAAUUCACCCUAAUGUGAAUUCGUAAAGACAGUAAACGGAGCUCUAAUCCAUAAUCGAAC</text:p>
          </table:table-cell>
          <table:table-cell/>
        </table:table-row>
        <table:table-row table:style-name="ro2">
          <table:table-cell office:value-type="float" office:value="5" calcext:value-type="float">
            <text:p>5</text:p>
          </table:table-cell>
          <table:table-cell office:value-type="float" office:value="453" calcext:value-type="float">
            <text:p>453</text:p>
          </table:table-cell>
          <table:table-cell office:value-type="string" calcext:value-type="string">
            <text:p>GGGUAUGUAAUUGAUUUGGCUUCUGUUAGUUUCAUACAAGAACAGAGGAGAUAUGAAAUGAACAGAAGCAACCUGGCGGCAGCGCAAAAGAUGCGUAAAGGAGAAGAACUUUUCACUGGA</text:p>
          </table:table-cell>
          <table:table-cell office:value-type="string" calcext:value-type="string">
            <text:p>GGGUCCAUUCUAGGUGAUACUAGAAUGGAGCAGAAACUAACAGAAGCCAAAUCAAUUACAUACUA</text:p>
          </table:table-cell>
          <table:table-cell/>
        </table:table-row>
        <table:table-row table:style-name="ro2">
          <table:table-cell office:value-type="float" office:value="6" calcext:value-type="float">
            <text:p>6</text:p>
          </table:table-cell>
          <table:table-cell office:value-type="float" office:value="409" calcext:value-type="float">
            <text:p>409</text:p>
          </table:table-cell>
          <table:table-cell office:value-type="string" calcext:value-type="string">
            <text:p>GGGCUUAAUCUUACCUUCGCUUGUUCUGUUCCGAUACAGAAACAGAGGAGAUAUCGGAUGAGAACAAGCAACCUGGCGGCAGCGCAAAAGAUGCGUAAAGGAGAAGAACUUUUCACUGGA</text:p>
          </table:table-cell>
          <table:table-cell office:value-type="string" calcext:value-type="string">
            <text:p>GGGACAAUCGGGACGACACUCCCGAUUGUGAACGGAACAGAACAAGCGAAGGUAAGAUUAAGGUA</text:p>
          </table:table-cell>
          <table:table-cell/>
        </table:table-row>
        <table:table-row table:style-name="ro2">
          <table:table-cell office:value-type="float" office:value="7" calcext:value-type="float">
            <text:p>7</text:p>
          </table:table-cell>
          <table:table-cell office:value-type="float" office:value="403" calcext:value-type="float">
            <text:p>403</text:p>
          </table:table-cell>
          <table:table-cell office:value-type="string" calcext:value-type="string">
            <text:p>GGGUCACUUAAUCAUUUGUCGUCGUUUCUAUCUAUACAAGAACAGAGGAGAUAUAGAAUGAAACGACGAAACCUGGCGGCAGCGCAAAAGAUGCGUAAAGGAGAAGAACUUUUCACUGGA</text:p>
          </table:table-cell>
          <table:table-cell office:value-type="string" calcext:value-type="string">
            <text:p>GGGUCGAGUAGACAGAGCUGUCUACUCGAAUAAGAUAGAAACGACGACAAAUGAUUAAGUGAGAA</text:p>
          </table:table-cell>
          <table:table-cell/>
        </table:table-row>
        <table:table-row table:style-name="ro2">
          <table:table-cell office:value-type="float" office:value="8" calcext:value-type="float">
            <text:p>8</text:p>
          </table:table-cell>
          <table:table-cell office:value-type="float" office:value="393" calcext:value-type="float">
            <text:p>393</text:p>
          </table:table-cell>
          <table:table-cell office:value-type="string" calcext:value-type="string">
            <text:p>GGGACCUCUACUUACUCUCACUCUUACUUCUGCAUAGUAGAACAGAGGAGAUAUGCAAUGGUAAGAGUGAACCUGGCGGCAGCGCAAAAGAUGCGUAAAGGAGAAGAACUUUUCACUGGA</text:p>
          </table:table-cell>
          <table:table-cell office:value-type="string" calcext:value-type="string">
            <text:p>GGGACUGAGCUGCUAUCACGCAGCUCAGUAGAGCAGAAGUAAGAGUGAGAGUAAGUAGAGGUAGA</text:p>
          </table:table-cell>
          <table:table-cell/>
        </table:table-row>
        <table:table-row table:style-name="ro2">
          <table:table-cell office:value-type="float" office:value="9" calcext:value-type="float">
            <text:p>9</text:p>
          </table:table-cell>
          <table:table-cell office:value-type="float" office:value="381" calcext:value-type="float">
            <text:p>381</text:p>
          </table:table-cell>
          <table:table-cell office:value-type="string" calcext:value-type="string">
            <text:p>GGGCUUACUACUUUGACACCUGAUUCUGACACGAUAACAGAACAGAGGAGAUAUCGUAUGAGAAUCAGGAACCUGGCGGCAGCGCAAAAGAUGCGUAAAGGAGAAGAACUUUUCACUGGA</text:p>
          </table:table-cell>
          <table:table-cell office:value-type="string" calcext:value-type="string">
            <text:p>GGGUCAAUUACCCGUGGUAGGGUAAUUGAAAGCGUGUCAGAAUCAGGUGUCAAAGUAGUAAGUAG</text:p>
          </table:table-cell>
          <table:table-cell/>
        </table:table-row>
        <table:table-row table:style-name="ro2">
          <table:table-cell office:value-type="float" office:value="10" calcext:value-type="float">
            <text:p>10</text:p>
          </table:table-cell>
          <table:table-cell office:value-type="float" office:value="343" calcext:value-type="float">
            <text:p>343</text:p>
          </table:table-cell>
          <table:table-cell office:value-type="string" calcext:value-type="string">
            <text:p>GGGAAUGGAAUGAAUGAACUGCUUGUCUUAUGUAUACAGAAACAGAGGAGAUAUACAAUGGACAAGCAGAACCUGGCGGCAGCGCAAAAGAUGCGUAAAGGAGAAGAACUUUUCACUGGA</text:p>
          </table:table-cell>
          <table:table-cell office:value-type="string" calcext:value-type="string">
            <text:p>GGGCGAAGUGUCCGUAUGAGGACACUUCGACGACAUAAGACAAGCAGUUCAUUCAUUCCAUUUAG</text:p>
          </table:table-cell>
          <table:table-cell/>
        </table:table-row>
        <table:table-row table:style-name="ro2">
          <table:table-cell office:value-type="float" office:value="11" calcext:value-type="float">
            <text:p>11</text:p>
          </table:table-cell>
          <table:table-cell office:value-type="float" office:value="292" calcext:value-type="float">
            <text:p>292</text:p>
          </table:table-cell>
          <table:table-cell office:value-type="string" calcext:value-type="string">
            <text:p>GGGCGAAUAGAAAUGAAGGCUAGUGUCGUUGUCAUACAGAAACAGAGGAGAUAUGACAUGGACACUAGCAACCUGGCGGCAGCGCAAAAGAUGCGUAAAGGAGAAGAACUUUUCACUGGA</text:p>
          </table:table-cell>
          <table:table-cell office:value-type="string" calcext:value-type="string">
            <text:p>GGGACUCCACGCCGACCGUGGCGUGGAGUAAAGACAACGACACUAGCCUUCAUUUCUAUUCGAUU</text:p>
          </table:table-cell>
          <table:table-cell/>
        </table:table-row>
        <table:table-row table:style-name="ro2">
          <table:table-cell office:value-type="float" office:value="12" calcext:value-type="float">
            <text:p>12</text:p>
          </table:table-cell>
          <table:table-cell office:value-type="float" office:value="288" calcext:value-type="float">
            <text:p>288</text:p>
          </table:table-cell>
          <table:table-cell office:value-type="string" calcext:value-type="string">
            <text:p>GGGCAAUUUCGUAUAUGUUCGUCUUUGCUGUUCAUACAAGAACAGAGGAGAUAUGAAAUGCAAAGACGAAACCUGGCGGCAGCGCAAAAGAUGCGUAAAGGAGAAGAACUUUUCACUGGA</text:p>
          </table:table-cell>
          <table:table-cell office:value-type="string" calcext:value-type="string">
            <text:p>GGGCGACGAUGCCAGGUAUGGCAUCGUCGGACGAACAGCAAAGACGAACAUAUACGAAAUUGAAA</text:p>
          </table:table-cell>
          <table:table-cell/>
        </table:table-row>
        <table:table-row table:style-name="ro2">
          <table:table-cell office:value-type="float" office:value="13" calcext:value-type="float">
            <text:p>13</text:p>
          </table:table-cell>
          <table:table-cell office:value-type="float" office:value="33" calcext:value-type="float">
            <text:p>33</text:p>
          </table:table-cell>
          <table:table-cell office:value-type="string" calcext:value-type="string">
            <text:p>GGGAUGGAAUUGAGAUGGGCUUUCGCGAGAUUGAUACAGAAACAGAGGAGAUAUCAAAUGCGCGAAAGCAACCUGGCGGCAGCGCAAAAGAUGCGUAAAGGAGAAGAACUUUUCACUGGA</text:p>
          </table:table-cell>
          <table:table-cell office:value-type="string" calcext:value-type="string">
            <text:p>GGGUGCGGUAGUAGGUUCCUACUACCGCAAUACAAUCUCGCGAAAGCCCAUCUCAAUUCCAUACU</text:p>
          </table:table-cell>
          <table:table-cell/>
        </table:table-row>
      </table:table>
      <table:table table:name="Def_parameters" table:style-name="ta1">
        <table:table-column table:style-name="co6" table:number-columns-repeated="2" table:default-cell-style-name="ce5"/>
        <table:table-column table:style-name="co7" table:default-cell-style-name="ce6"/>
        <table:table-column table:style-name="co8" table:default-cell-style-name="ce6"/>
        <table:table-row table:style-name="ro3">
          <table:table-cell table:style-name="ce4" office:value-type="string" calcext:value-type="string">
            <text:p>C. Definitions of thermodynamic parameters</text:p>
          </table:table-cell>
          <table:table-cell table:style-name="Default" table:number-columns-repeated="3"/>
        </table:table-row>
        <table:table-row table:style-name="ro4">
          <table:table-cell office:value-type="string" calcext:value-type="string" table:number-columns-spanned="2" table:number-rows-spanned="1">
            <text:p>Class</text:p>
          </table:table-cell>
          <table:covered-table-cell/>
          <table:table-cell table:style-name="ce5" office:value-type="string" calcext:value-type="string">
            <text:p>Name of thermodynamic term</text:p>
          </table:table-cell>
          <table:table-cell table:style-name="ce5" office:value-type="string" calcext:value-type="string">
            <text:p>Description</text:p>
          </table:table-cell>
        </table:table-row>
        <table:table-row table:style-name="ro5">
          <table:table-cell office:value-type="string" calcext:value-type="string" table:number-columns-spanned="2" table:number-rows-spanned="6">
            <text:p>Free energy of individual RNAs</text:p>
          </table:table-cell>
          <table:covered-table-cell/>
          <table:table-cell office:value-type="string" calcext:value-type="string">
            <text:p>∆G switch</text:p>
          </table:table-cell>
          <table:table-cell office:value-type="string" calcext:value-type="string">
            <text:p>Free energy of the longer switch RNA including the GGG leader sequence and the first 29-nts of GFPmut3b following the linker</text:p>
          </table:table-cell>
        </table:table-row>
        <table:table-row table:style-name="ro6">
          <table:covered-table-cell table:number-columns-repeated="2"/>
          <table:table-cell office:value-type="string" calcext:value-type="string">
            <text:p>∆G trigger</text:p>
          </table:table-cell>
          <table:table-cell office:value-type="string" calcext:value-type="string">
            <text:p>Free energy of the entire trigger RNA including the GGG leader, 5’ hairpin, and transcriptional terminator</text:p>
          </table:table-cell>
        </table:table-row>
        <table:table-row table:style-name="ro6">
          <table:covered-table-cell table:number-columns-repeated="2"/>
          <table:table-cell office:value-type="string" calcext:value-type="string">
            <text:p>∆G complex</text:p>
          </table:table-cell>
          <table:table-cell office:value-type="string" calcext:value-type="string">
            <text:p>Free energy of the bimolecular complex formed by the switch and trigger RNAs used for ∆G switch and ∆G trigger</text:p>
          </table:table-cell>
        </table:table-row>
        <table:table-row table:style-name="ro7">
          <table:covered-table-cell table:number-columns-repeated="2"/>
          <table:table-cell office:value-type="string" calcext:value-type="string">
            <text:p>∆G min. switch</text:p>
          </table:table-cell>
          <table:table-cell office:value-type="string" calcext:value-type="string">
            <text:p>Free energy of the minimal switch RNA element from the GGG leader to the last base of the stem (immediately before linker sequence) </text:p>
          </table:table-cell>
        </table:table-row>
        <table:table-row table:style-name="ro8">
          <table:covered-table-cell table:number-columns-repeated="2"/>
          <table:table-cell office:value-type="string" calcext:value-type="string">
            <text:p>∆G min. trigger</text:p>
          </table:table-cell>
          <table:table-cell office:value-type="string" calcext:value-type="string">
            <text:p>Free energy of the minimal 30-nt trigger sequence</text:p>
          </table:table-cell>
        </table:table-row>
        <table:table-row table:style-name="ro9">
          <table:covered-table-cell table:number-columns-repeated="2"/>
          <table:table-cell office:value-type="string" calcext:value-type="string">
            <text:p>∆G min. complex</text:p>
          </table:table-cell>
          <table:table-cell office:value-type="string" calcext:value-type="string">
            <text:p>Free energy of the bimolecular complex formed by the switch and trigger RNAs used for ∆G min. switch and ∆G min. trigger</text:p>
          </table:table-cell>
        </table:table-row>
        <table:table-row table:style-name="ro10">
          <table:table-cell office:value-type="string" calcext:value-type="string" table:number-columns-spanned="2" table:number-rows-spanned="6">
            <text:p>Deviation from ideal secondary structures</text:p>
          </table:table-cell>
          <table:covered-table-cell/>
          <table:table-cell office:value-type="string" calcext:value-type="string">
            <text:p>Dev. ∆G switch</text:p>
          </table:table-cell>
          <table:table-cell office:value-type="string" calcext:value-type="string">
            <text:p>The difference in free energies between the ideal secondary structure and the actual secondary structure for the <text:span text:style-name="T8">longer</text:span><text:span text:style-name="T9"> switch RNA sequence</text:span></text:p>
          </table:table-cell>
        </table:table-row>
        <table:table-row table:style-name="ro10">
          <table:covered-table-cell table:number-columns-repeated="2"/>
          <table:table-cell office:value-type="string" calcext:value-type="string">
            <text:p>Dev. ∆G trigger</text:p>
          </table:table-cell>
          <table:table-cell office:value-type="string" calcext:value-type="string">
            <text:p>The difference in free energies between the ideal secondary structure and the actual secondary structure for the <text:span text:style-name="T8">complete</text:span><text:span text:style-name="T9"> trigger RNA sequence</text:span></text:p>
          </table:table-cell>
        </table:table-row>
        <table:table-row table:style-name="ro11">
          <table:covered-table-cell table:number-columns-repeated="2"/>
          <table:table-cell office:value-type="string" calcext:value-type="string">
            <text:p>Dev. ∆G complex</text:p>
          </table:table-cell>
          <table:table-cell office:value-type="string" calcext:value-type="string">
            <text:p>The difference in free energies between the ideal secondary structure and the actual secondary structure for the bimolecular complex formed between the longer switch RNA and the complete trigger RNA sequence</text:p>
          </table:table-cell>
        </table:table-row>
        <table:table-row table:style-name="ro10">
          <table:covered-table-cell table:number-columns-repeated="2"/>
          <table:table-cell office:value-type="string" calcext:value-type="string">
            <text:p>Dev. ∆G min. switch</text:p>
          </table:table-cell>
          <table:table-cell office:value-type="string" calcext:value-type="string">
            <text:p>The difference in free energies between the ideal secondary structure and the actual secondary structure for the <text:span text:style-name="T8">minimal</text:span><text:span text:style-name="T9"> switch RNA sequence</text:span></text:p>
          </table:table-cell>
        </table:table-row>
        <table:table-row table:style-name="ro10">
          <table:covered-table-cell table:number-columns-repeated="2"/>
          <table:table-cell office:value-type="string" calcext:value-type="string">
            <text:p>Dev. ∆G min. trigger</text:p>
          </table:table-cell>
          <table:table-cell office:value-type="string" calcext:value-type="string">
            <text:p>The difference in free energies between the ideal secondary structure and the actual secondary structure for the <text:span text:style-name="T8">minimal</text:span><text:span text:style-name="T9"> trigger RNA sequence</text:span></text:p>
          </table:table-cell>
        </table:table-row>
        <table:table-row table:style-name="ro11">
          <table:covered-table-cell table:number-columns-repeated="2"/>
          <table:table-cell office:value-type="string" calcext:value-type="string">
            <text:p>Dev. ∆G min. complex</text:p>
          </table:table-cell>
          <table:table-cell office:value-type="string" calcext:value-type="string">
            <text:p>The difference in free energies between the ideal secondary structure and the actual secondary structure for the bimolecular complex formed between the minimal switch RNA and trigger RNA sequence</text:p>
          </table:table-cell>
        </table:table-row>
        <table:table-row table:style-name="ro6">
          <table:table-cell office:value-type="string" calcext:value-type="string" table:number-columns-spanned="2" table:number-rows-spanned="4">
            <text:p>Net reaction free energies</text:p>
          </table:table-cell>
          <table:covered-table-cell/>
          <table:table-cell office:value-type="string" calcext:value-type="string">
            <text:p>∆G toehold binding</text:p>
          </table:table-cell>
          <table:table-cell office:value-type="string" calcext:value-type="string">
            <text:p>The free energy of the <text:span text:style-name="T10">n</text:span><text:span text:style-name="T11">-base pair duplex formed by the binding of the </text:span><text:span text:style-name="T12">n</text:span><text:span text:style-name="T11">-nt toehold to its reverse complement </text:span></text:p>
          </table:table-cell>
        </table:table-row>
        <table:table-row table:style-name="ro5">
          <table:covered-table-cell table:number-columns-repeated="2"/>
          <table:table-cell office:value-type="string" calcext:value-type="string">
            <text:p>∆G trigger binding</text:p>
          </table:table-cell>
          <table:table-cell office:value-type="string" calcext:value-type="string">
            <text:p>The free energy of the 30-base pair duplex formed by the binding of the 30-nt minimal trigger RNA to its reverse complement</text:p>
          </table:table-cell>
        </table:table-row>
        <table:table-row table:style-name="ro12">
          <table:covered-table-cell table:number-columns-repeated="2"/>
          <table:table-cell office:value-type="string" calcext:value-type="string">
            <text:p>Net ∆G complex</text:p>
          </table:table-cell>
          <table:table-cell table:style-name="ce7" office:value-type="string" calcext:value-type="string">
            <text:p>The net free energy of the interaction between the longer switch RNA and complete trigger RNA to form the activated switch complex (i.e. Net ∆G complex = ∆G complex - ∆G switch - ∆G trigger)</text:p>
          </table:table-cell>
        </table:table-row>
        <table:table-row table:style-name="ro13">
          <table:covered-table-cell table:number-columns-repeated="2"/>
          <table:table-cell office:value-type="string" calcext:value-type="string">
            <text:p>Net ∆G min. complex</text:p>
          </table:table-cell>
          <table:table-cell office:value-type="string" calcext:value-type="string">
            <text:p>The net free energy of the interaction between the minimal switch RNA and trigger RNA to form the minimal activated switch complex </text:p>
          </table:table-cell>
        </table:table-row>
        <table:table-row table:style-name="ro7">
          <table:table-cell office:value-type="string" calcext:value-type="string" table:number-columns-spanned="2" table:number-rows-spanned="4">
            <text:p>RBS/mRNA secondary structure</text:p>
          </table:table-cell>
          <table:covered-table-cell/>
          <table:table-cell office:value-type="string" calcext:value-type="string">
            <text:p>∆G(RBS to GFP) or ∆G<text:span text:style-name="T1">RBS-GFP</text:span></text:p>
          </table:table-cell>
          <table:table-cell office:value-type="string" calcext:value-type="string">
            <text:p>The free energy of the RNA sequence starting from the first base of the loop of the switch RNA to the 29<text:span text:style-name="T13">th</text:span><text:span text:style-name="T14"> base of the GFPmut3b sequence</text:span></text:p>
          </table:table-cell>
        </table:table-row>
        <table:table-row table:style-name="ro7">
          <table:covered-table-cell table:number-columns-repeated="2"/>
          <table:table-cell office:value-type="string" calcext:value-type="string">
            <text:p>∆G(RBS to linker) or ∆G<text:span text:style-name="T1">RBS-linker</text:span></text:p>
          </table:table-cell>
          <table:table-cell office:value-type="string" calcext:value-type="string">
            <text:p>The free energy of the RNA sequence starting from the first base of the loop of the switch RNA to the last base of the 21-nt linker sequence</text:p>
          </table:table-cell>
        </table:table-row>
        <table:table-row table:style-name="ro10">
          <table:covered-table-cell table:number-columns-repeated="2"/>
          <table:table-cell office:value-type="string" calcext:value-type="string">
            <text:p>∆G(AUG to GFP) or ∆G<text:span text:style-name="T1">AUG-GFP</text:span></text:p>
          </table:table-cell>
          <table:table-cell office:value-type="string" calcext:value-type="string">
            <text:p>The free energy of the RNA sequence starting from the first base of the AUG start codon in the switch stem to the 29<text:span text:style-name="T13">th</text:span><text:span text:style-name="T14"> base of the GFPmut3b sequence</text:span></text:p>
          </table:table-cell>
        </table:table-row>
        <table:table-row table:style-name="ro5">
          <table:covered-table-cell table:number-columns-repeated="2"/>
          <table:table-cell office:value-type="string" calcext:value-type="string">
            <text:p>∆G(RBS to AUG) or ∆G<text:span text:style-name="T1">RBS-AUG</text:span></text:p>
          </table:table-cell>
          <table:table-cell office:value-type="string" calcext:value-type="string">
            <text:p>The free energy of the RNA sequence starting from the first base of the loop of the switch RNA to the last base of the AUG start codon</text:p>
          </table:table-cell>
        </table:table-row>
        <table:table-row table:style-name="ro14">
          <table:table-cell office:value-type="string" calcext:value-type="string" table:number-columns-spanned="2" table:number-rows-spanned="1">
            <text:p>Stability of top of toehold switch stem region</text:p>
          </table:table-cell>
          <table:covered-table-cell/>
          <table:table-cell office:value-type="string" calcext:value-type="string">
            <text:p>∆G stem top <text:span text:style-name="T2">n</text:span><text:span text:style-name="T3"> (with 1 ≤ n ≤ 16)</text:span></text:p>
          </table:table-cell>
          <table:table-cell office:value-type="string" calcext:value-type="string">
            <text:p>The free energy calculated for the sequence running from the <text:span text:style-name="T4">n</text:span><text:span text:style-name="T5">-th base from the bottom of the switch RNA stem, through the loop, to its counterpart (also </text:span><text:span text:style-name="T6">n</text:span><text:span text:style-name="T7">-bases from the stem bottom) on the other side of the stem</text:span></text:p>
          </table:table-cell>
        </table:table-row>
        <table:table-row table:style-name="ro15">
          <table:table-cell office:value-type="string" calcext:value-type="string" table:number-columns-spanned="2" table:number-rows-spanned="1">
            <text:p>Stability of bottom of toehold switch stem region</text:p>
          </table:table-cell>
          <table:covered-table-cell/>
          <table:table-cell office:value-type="string" calcext:value-type="string">
            <text:p>∆G stem bot. <text:span text:style-name="T4">n</text:span><text:span text:style-name="T5"> (with 1 ≤ </text:span><text:span text:style-name="T6">n</text:span><text:span text:style-name="T7"> ≤ 16)</text:span></text:p>
          </table:table-cell>
          <table:table-cell office:value-type="string" calcext:value-type="string">
            <text:p>The free energy of the sequence consisting of the bottom <text:span text:style-name="T15">n</text:span><text:span text:style-name="T16">-bases on each side of the switch stem, joined using a loop with the sequence (A)</text:span><text:span text:style-name="T17">10</text:span><text:span text:style-name="T18"> </text:span></text:p>
          </table:table-cell>
        </table:table-row>
      </table:table>
      <table:table table:name="mRNA_sensors" table:style-name="ta1">
        <table:table-column table:style-name="co6" table:default-cell-style-name="ce8"/>
        <table:table-column table:style-name="co6" table:number-columns-repeated="2" table:default-cell-style-name="ce9"/>
        <table:table-row table:style-name="ro4">
          <table:table-cell table:style-name="ce1" office:value-type="string" calcext:value-type="string">
            <text:p>mRNA sensor</text:p>
          </table:table-cell>
          <table:table-cell table:style-name="ce1" office:value-type="string" calcext:value-type="string">
            <text:p>Sensor sequence</text:p>
          </table:table-cell>
          <table:table-cell table:style-name="ce1" office:value-type="string" calcext:value-type="string">
            <text:p>mRNA target subsequence</text:p>
          </table:table-cell>
        </table:table-row>
        <table:table-row table:style-name="ro13">
          <table:table-cell office:value-type="string" calcext:value-type="string">
            <text:p>mCherry sensor A</text:p>
          </table:table-cell>
          <table:table-cell office:value-type="string" calcext:value-type="string">
            <text:p>GGGAGGGGAAGUUGGUGCCGCGCAGCUUCACGUUAUAGUUAUGAGACAAGAACAGAGGAGACAUAACAUGAACGUGAAGAACCACGUUAACCUGGCGGCAGCGCAAAAGAUGCGUAAA</text:p>
          </table:table-cell>
          <table:table-cell office:value-type="string" calcext:value-type="string">
            <text:p>GUGAAGCUGCGCGGCACCAACUUCCCCUCC</text:p>
          </table:table-cell>
        </table:table-row>
        <table:table-row table:style-name="ro10">
          <table:table-cell office:value-type="string" calcext:value-type="string">
            <text:p>mCherry sensor B</text:p>
          </table:table-cell>
          <table:table-cell office:value-type="string" calcext:value-type="string">
            <text:p>GGGCUUGGCCUUGUAGGUGGUCUUGACCUCAGCGUCGUAGUUAUAGUUAUGAGACAAGAACAGAGGAGACAUAACAUGAACUACGACAACGUAGUUAACCUGGCGGCAGCGCAAAAGAUGCGUAAA</text:p>
          </table:table-cell>
          <table:table-cell office:value-type="string" calcext:value-type="string">
            <text:p>UACGACGCUGAGGUCAAGACCACCUACAAGGCCAAG</text:p>
          </table:table-cell>
        </table:table-row>
        <table:table-row table:style-name="ro10">
          <table:table-cell office:value-type="string" calcext:value-type="string">
            <text:p>mCherry sensor C</text:p>
          </table:table-cell>
          <table:table-cell office:value-type="string" calcext:value-type="string">
            <text:p>GGGUGUGGGAGGUGAUGUCCAACUUGAUGUUGACGUUGUGUUAUAGUUAUGAGACAAGAACAGAGGAGACAUAACAUGAACACAACGAACUGUGUUAACCUGGCGGCAGCGCAAAAGAUGCGUAAA</text:p>
          </table:table-cell>
          <table:table-cell office:value-type="string" calcext:value-type="string">
            <text:p>ACAACGUCAACAUCAAGUUGGACAUCACCUCCCACA</text:p>
          </table:table-cell>
        </table:table-row>
        <table:table-row table:style-name="ro10">
          <table:table-cell office:value-type="string" calcext:value-type="string">
            <text:p>cat sensor</text:p>
          </table:table-cell>
          <table:table-cell office:value-type="string" calcext:value-type="string">
            <text:p>GGGACGAAAAACAUAUUCUCAAUAAACCCUUUAGGGAAAGUUAUAGUUAUGAGACAAGAACAGAGGAGACAUAACAUGAACUUUCCCAACAAAGUUAACCUGGCGGCAGCGCAAAAGAUGCGUAAA</text:p>
          </table:table-cell>
          <table:table-cell office:value-type="string" calcext:value-type="string">
            <text:p>UUUCCCUAAAGGGUUUAUUGAGAAUAUGUUUUUCGU</text:p>
          </table:table-cell>
        </table:table-row>
        <table:table-row table:style-name="ro10">
          <table:table-cell office:value-type="string" calcext:value-type="string">
            <text:p>aadA sensor</text:p>
          </table:table-cell>
          <table:table-cell office:value-type="string" calcext:value-type="string">
            <text:p>GGGAGGUUUCAUUUAGCGCCUCAAAUAGAUCCUGUUCAGGUUAUAGUUAUGAGACAAGAACAGAGGAGACAUAACAUGAACCUGAACAACCAGGUUAACCUGGCGGCAGCGCAAAAGAUGCGUAAA</text:p>
          </table:table-cell>
          <table:table-cell office:value-type="string" calcext:value-type="string">
            <text:p>CUGAACAGGAUCUAUUUGAGGCGCUAAAUGAAACCU</text:p>
          </table:table-cell>
        </table:table-row>
        <table:table-row table:style-name="ro10">
          <table:table-cell office:value-type="string" calcext:value-type="string">
            <text:p>ryhB sensor*</text:p>
          </table:table-cell>
          <table:table-cell table:style-name="ce10" office:value-type="string" calcext:value-type="string">
            <text:p>AAGUAAUACUGGAAGCAAUGUGAGCAAUGUCGUGCUGUUAUAGUUAUGAGACAAGAACAGAGGAGACAUAACAUGAACAGCACGAACGCUGUUAACCUGGCGGCAGCGCAAAAGAUGCGUAAA</text:p>
          </table:table-cell>
          <table:table-cell table:style-name="ce10" office:value-type="string" calcext:value-type="string">
            <text:p>AGCACGACAUUGCUCACAUUGCUUCCAGUAUUACUU</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7:43:43.986770865</meta:creation-date>
    <dc:date>2018-06-02T20:52:25.387556687</dc:date>
    <meta:editing-duration>PT47M22S</meta:editing-duration>
    <meta:editing-cycles>1</meta:editing-cycles>
    <meta:document-statistic meta:table-count="3" meta:cell-count="131" meta:object-count="0"/>
    <meta:generator>LibreOffice/6.0.3.2$Linux_X86_64 LibreOffice_project/00m0$Build-2</meta:generator>
  </office:meta>
</office:document-meta>
</file>